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f5b" officeooo:paragraph-rsid="000c5f5b"/>
    </style:style>
    <style:style style:name="P2" style:family="paragraph" style:parent-style-name="Standard">
      <style:text-properties officeooo:rsid="000e25c1" officeooo:paragraph-rsid="000e25c1"/>
    </style:style>
    <style:style style:name="P3" style:family="paragraph" style:parent-style-name="Standard">
      <style:text-properties officeooo:rsid="000e3283" officeooo:paragraph-rsid="000e3283"/>
    </style:style>
    <style:style style:name="P4" style:family="paragraph" style:parent-style-name="Standard">
      <style:text-properties officeooo:rsid="000f62fa" officeooo:paragraph-rsid="000f62fa"/>
    </style:style>
    <style:style style:name="T1" style:family="text">
      <style:text-properties officeooo:rsid="000f6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изнес информатика связующая область </text:p>
      <text:p text:style-name="P1">в процессе вирттуализации</text:p>
      <text:p text:style-name="P1">программист создает модели </text:p>
      <text:p text:style-name="P1">понятие предметной области — деятельность предприятия </text:p>
      <text:p text:style-name="P1">рынок — проффисиональная область </text:p>
      <text:p text:style-name="P1">Готовые типовые решения на предприятиях </text:p>
      <text:p text:style-name="P1">Автоматизация деятель</text:p>
      <text:p text:style-name="P1">приедприятие совокупность ….путем реализации соответствующих бизнес процессов, в обязательном порядке обеспечивается управление, т. е. Целенаправленное изм</text:p>
      <text:p text:style-name="P1">управсление предполагает информационное взаимодействие участников, выраженное в получении оьработке … информ</text:p>
      <text:p text:style-name="P1">2 подхода в управлении</text:p>
      <text:p text:style-name="P1">1) Функционально ориентированная организация (подхож на орг-структуре)</text:p>
      <text:p text:style-name="P1">2) Процесно ориентированная организация когда преимущественно идет ориентация на бизнес и потребителей</text:p>
      <text:p text:style-name="P1">Организация имеет строгую структуру. Разделение труда происходит в соответствии с выполняемой задачей. Информациооные потоки выполняются вертикально от руководитеоя к подчиненному, недостатки подхода</text:p>
      <text:p text:style-name="P2">бизнес процессы идут горизонтально через разные подразделения</text:p>
      <text:p text:style-name="P2">Деятельность любой организации осуществляется через оргранизацию потоков</text:p>
      <text:p text:style-name="P2">и разовых действий(проектов и мероприятий)</text:p>
      <text:p text:style-name="P2">Организация —систематическое объединение действий людей по средством достяжения определенных целей. Организация — часть экономической системы.</text:p>
      <text:p text:style-name="P3">Необходимость качественного взаимодействия с клиентом с целью удовлетворения его потребностй со времением смещает его ориентации с функции на процессы.</text:p>
      <text:p text:style-name="P3">По стандарту ИСО 9001 деятельность использующая ресурсы и управляемая с целью преобразования входов в выходы может рассматриваться как процесс</text:p>
      <text:p text:style-name="P3">Процессно ориентированная организация — крос функциональная топология обеспечивающая деятельность как процесса, процессный подход это систематическая идентификация и …</text:p>
      <text:p text:style-name="P3">Процессы информацинного воздействия уднобно рассматриваить на моделях</text:p>
      <text:p text:style-name="P3">Структурно-функцианальная</text:p>
      <text:p text:style-name="P3">процессная</text:p>
      <text:p text:style-name="P3">сервисная . <text:span text:style-name="T1">Модели явл. Представлением одной сущности предприятия, фиксируя ракурс на разном.. </text:span></text:p>
      <text:p text:style-name="P4">Чтобы смоделировать бизнес процесс нужно ответить на вопрос что и для чего происходит </text:p>
      <text:p text:style-name="P4">при процесном моделировании исходный вопрос как делать?,</text:p>
      <text:p text:style-name="P4">а при функциональном что делать и кто делает? Оба подхода должны применяься одновременн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0:34:47.940252515</meta:creation-date>
    <dc:date>2019-09-11T11:27:19.121700390</dc:date>
    <meta:editing-duration>PT9M10S</meta:editing-duration>
    <meta:editing-cycles>1</meta:editing-cycles>
    <meta:document-statistic meta:table-count="0" meta:image-count="0" meta:object-count="0" meta:page-count="1" meta:paragraph-count="27" meta:word-count="239" meta:character-count="2099" meta:non-whitespace-character-count="1876"/>
    <meta:generator>LibreOffice/6.2.6.2$Linux_X86_64 LibreOffice_project/20$Build-2</meta:generator>
  </office:meta>
</office:document-meta>
</file>